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T1" style:family="text">
      <style:text-properties fo:font-size="12pt"/>
    </style:style>
    <style:style style:name="T2" style:family="text">
      <style:text-properties fo:color="#204a87" fo:font-size="10pt"/>
    </style:style>
    <style:style style:name="T3" style:family="text">
      <style:text-properties fo:color="#204a87" style:font-size-asian="10pt"/>
    </style:style>
    <style:style style:name="T4" style:family="text">
      <style:text-properties fo:color="#204a87" fo:font-size="12pt" fo:font-weight="bold"/>
    </style:style>
    <style:style style:name="T5" style:family="text">
      <style:text-properties style:font-size-asian="12pt"/>
    </style:style>
    <style:style style:name="T6" style:family="text">
      <style:text-properties fo:color="#cc0000" fo:font-size="10pt"/>
    </style:style>
    <style:style style:name="T7" style:family="text">
      <style:text-properties fo:color="#cc0000" style:font-size-asian="10pt"/>
    </style:style>
    <style:style style:name="T8" style:family="text">
      <style:text-properties fo:color="#cc0000" fo:font-size="12pt" fo:font-weight="bold"/>
    </style:style>
    <style:style style:name="T9" style:family="text">
      <style:text-properties fo:color="#000000" style:font-name-asian="MS Sans Serif" style:font-size-asian="12pt"/>
    </style:style>
    <style:style style:name="T10" style:family="text">
      <style:text-properties fo:color="#000000" style:font-name="MS Sans Serif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(21</text:span><text:span text:style-name="T7">时</text:span><text:span text:style-name="T6">27</text:span><text:span text:style-name="T7">分</text:span><text:span text:style-name="T6">24</text:span><text:span text:style-name="T7">秒</text:span><text:span text:style-name="T6">) </text:span><text:span text:style-name="T8">zhangjinw@gmail.com (E-mail Address Not Verified):</text:span> <text:a xlink:type="simple" xlink:href="http://www.yolinux.com/TUTORIALS/LinuxTutorialCgiShellScript.html"><text:span text:style-name="T10">http://www.yolinux.com/TUTORIALS/LinuxTutorialCgiShellScript.html</text:span></text:a><text:line-break/><text:span text:style-name="T6">(21</text:span><text:span text:style-name="T7">时</text:span><text:span text:style-name="T6">27</text:span><text:span text:style-name="T7">分</text:span><text:span text:style-name="T6">35</text:span><text:span text:style-name="T7">秒</text:span><text:span text:style-name="T6">) </text:span><text:span text:style-name="T8">zhangjinw@gmail.com (E-mail Address Not Verified):</text:span> <text:a xlink:type="simple" xlink:href="http://www.rebol.com/docs/cgi1.html"><text:span text:style-name="T10">http://www.rebol.com/docs/cgi1.html</text:span></text:a><text:line-break/><text:line-break/><text:span text:style-name="T6">(21</text:span><text:span text:style-name="T7">时</text:span><text:span text:style-name="T6">38</text:span><text:span text:style-name="T7">分</text:span><text:span text:style-name="T6">37</text:span><text:span text:style-name="T7">秒</text:span><text:span text:style-name="T6">) </text:span><text:span text:style-name="T8">zhangjinw@gmail.com (E-mail Address Not Verified):</text:span> <text:span text:style-name="T10">CGI</text:span><text:span text:style-name="T9">很简单，不要看太多，浪费时间： </text:span><text:span text:style-name="T10"><text:line-break/>1</text:span><text:span text:style-name="T9">、在</text:span><text:span text:style-name="T10">CGI</text:span><text:span text:style-name="T9">页面的开头，需要有如下内容： </text:span><text:span text:style-name="T10"><text:line-break/><text:line-break/>content-type: text/html <text:line-break/></text:span><text:span text:style-name="T9">一个空行 </text:span><text:span text:style-name="T10"><text:line-break/><text:line-break/>2</text:span><text:span text:style-name="T9">、获取数据时通过如下的环境变量获取 </text:span><text:span text:style-name="T10"><text:line-break/><text:line-break/></text:span><text:span text:style-name="T9">例如你有这样的请求：</text:span><text:span text:style-name="T10">http://</text:span><text:span text:style-name="T9">域名</text:span><text:span text:style-name="T10">/xxx.cgi?ffffff</text:span><text:span text:style-name="T10"> <text:line-break/></text:span><text:span text:style-name="T9">那么在</text:span><text:span text:style-name="T10">xxx.cgi</text:span><text:span text:style-name="T9">中你可以通过</text:span><text:span text:style-name="T10">QUERY_STRING</text:span><text:span text:style-name="T9">（不太记得是这个不）获取到</text:span><text:span text:style-name="T10">fffff</text:span><text:span text:style-name="T9">整个变量～ </text:span><text:span text:style-name="T10"><text:line-break/><text:line-break/></text:span><text:span text:style-name="T9">这两个是最基本的，其他的跟平时写程序差不多～ </text:span><text:span text:style-name="T10"><text:line-break/></text:span><text:line-break/><text:span text:style-name="T6">(21</text:span><text:span text:style-name="T7">时</text:span><text:span text:style-name="T6">39</text:span><text:span text:style-name="T7">分</text:span><text:span text:style-name="T6">52</text:span><text:span text:style-name="T7">秒</text:span><text:span text:style-name="T6">) </text:span><text:span text:style-name="T8">zhangjinw@gmail.com (E-mail Address Not Verified):</text:span> <text:span text:style-name="T9">你现在可以导入整个</text:span><text:span text:style-name="T10">ELF</text:span><text:span text:style-name="T9">文件（包括</text:span><text:span text:style-name="T10">elfheader, programheader, </text:span><text:span text:style-name="T9">所有的</text:span><text:span text:style-name="T10">sections, sectionheader</text:span><text:span text:style-name="T9">）么？这样就是查找出前面三部分，拼接成一个</text:span><text:span text:style-name="T10">elf</text:span><text:span text:style-name="T9">文件，把这部分工作弄好以后，就可以写一个</text:span><text:span text:style-name="T10">CGI</text:span><text:span text:style-name="T9">接口，能完成工作，界面简单点就成～ </text:span><text:span text:style-name="T10">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06T21:50:48</meta:creation-date>
    <dc:date>2008-10-06T21:55:28</dc:date>
    <meta:editing-cycles>2</meta:editing-cycles>
    <meta:editing-duration>PT4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78" meta:character-count="703"/>
  </office:meta>
</office:document-meta>
</file>